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2c1" officeooo:paragraph-rsid="000162c1"/>
    </style:style>
    <style:style style:name="P2" style:family="paragraph" style:parent-style-name="Standard">
      <style:text-properties officeooo:rsid="000162c1" officeooo:paragraph-rsid="00032fac"/>
    </style:style>
    <style:style style:name="P3" style:family="paragraph" style:parent-style-name="Standard">
      <style:text-properties officeooo:paragraph-rsid="000162c1"/>
    </style:style>
    <style:style style:name="P4" style:family="paragraph" style:parent-style-name="Standard">
      <style:text-properties officeooo:rsid="00032fac" officeooo:paragraph-rsid="00032fac"/>
    </style:style>
    <style:style style:name="P5" style:family="paragraph" style:parent-style-name="Standard">
      <style:text-properties officeooo:rsid="000162c1" officeooo:paragraph-rsid="000162c1"/>
    </style:style>
    <style:style style:name="T1" style:family="text">
      <style:text-properties officeooo:rsid="000162c1"/>
    </style:style>
    <style:style style:name="T2" style:family="text">
      <style:text-properties officeooo:rsid="00032fac"/>
    </style:style>
    <style:style style:name="T3" style:family="text">
      <style:text-properties officeooo:rsid="000469f7"/>
    </style:style>
    <style:style style:name="T4" style:family="text">
      <style:text-properties officeooo:rsid="0005a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:</text:p>
      <text:p text:style-name="P1">Describe (lo más detalladamente posible) cómo crearías un stack Postgres/Java8/React.</text:p>
      <text:p text:style-name="P1">Se espera una descripción de protocolos y componentes.</text:p>
      <text:p text:style-name="P1"/>
      <text:p text:style-name="P1">Se debe enviar esta información via e-mail, en un documento word</text:p>
      <text:p text:style-name="P1"/>
      <text:p text:style-name="P1">Respuesta:</text:p>
      <text:p text:style-name="P1"/>
      <text:p text:style-name="P3"><text:span text:style-name="T2">Empezaría</text:span><text:span text:style-name="T1"> creando la base de datos alojada en un servidor, luego de haber creado esta, </text:span><text:span text:style-name="T2">estructuraría</text:span><text:span text:style-name="T1"> el directorio de la aplicación de manera sencilla seria como:</text:span></text:p>
      <text:p text:style-name="P3"/>
      <text:p text:style-name="P1">- pom.xml</text:p>
      <text:p text:style-name="P1">- src</text:p>
      <text:p text:style-name="P3">---<text:span text:style-name="T1">main</text:span></text:p>
      <text:p text:style-name="P3">-----<text:span text:style-name="T1">java</text:span></text:p>
      <text:p text:style-name="P3">------<text:span text:style-name="T1">&lt;nameapp&gt;</text:span></text:p>
      <text:p text:style-name="P1">-------com</text:p>
      <text:p text:style-name="P1">---------model</text:p>
      <text:p text:style-name="P1">---------service</text:p>
      <text:p text:style-name="P1">---------repository</text:p>
      <text:p text:style-name="P1">-----resources</text:p>
      <text:p text:style-name="P1">--------static</text:p>
      <text:p text:style-name="P1">----------index.html</text:p>
      <text:p text:style-name="P1">--------templates</text:p>
      <text:p text:style-name="P1">----------home.html</text:p>
      <text:p text:style-name="P1"/>
      <text:p text:style-name="P2">Una vez tenga esta estructuración, <text:span text:style-name="T2">quedaría</text:span> la <text:span text:style-name="T2">creación</text:span> de servicios necesarios para la aplicación. Entonces, dentro de la carpeta j<text:bookmark-start text:name="__DdeLink__2_3863410185"/>ava/&lt;nameapp&gt;/com/<text:bookmark-end text:name="__DdeLink__2_3863410185"/>model <text:span text:style-name="T3">definiría</text:span> el modelo de mi tabla con sus columnas y sus atributos para cada una, <text:span text:style-name="T2">tanto validaciones como restricciones</text:span>, <text:span text:style-name="T2">dentro de j</text:span>ava/&lt;nameapp&gt;/com/<text:span text:style-name="T2">repository crearía la clase de la tabla para agregar diversos métodos que puedan utilizarse durante el desarrollo. Por ultimo, crearía los servicios necesarios para la aplicación ya sean @GET, @POST, @PUT o @DELETE.</text:span></text:p>
      <text:p text:style-name="P2"/>
      <text:p text:style-name="P4">En la parte de React, luego de haber maqueteado las pantallas correspondientes para el consumo de la API REST, se crean las peticiones por fetch o axios, colocando el método HTTP correspondiente, la url del servicio, la cabecera de la peticiona así como también el cuerpo de la petición. Una vez la petición llega a Java pasa por su seguridad y hace el mapeo del servicio que se esta solicitando por medio de su<text:span text:style-name="T4">s anotaciones</text:span>. Una vez en el servicio, ejecuta su bloque de código y retorna un resultado, para este caso sera un JSON, una vez retorna su resultado, con React se recibe la respuesta y se procesa para manipular la data que se necesitab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1:04:53.037643510</meta:creation-date>
    <dc:date>2021-01-13T11:55:28.996336253</dc:date>
    <meta:editing-duration>PT8M4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276" meta:character-count="1741" meta:non-whitespace-character-count="1499"/>
  </office:meta>
</office:document-meta>
</file>